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Georgia" svg:font-family="Georgia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rststyle-table-0" style:family="table">
      <style:table-properties style:width="15.24cm" style:rel-width="100%" table:align="left"/>
    </style:style>
    <style:style style:name="rststyle-table-0.A" style:family="table-column">
      <style:table-column-properties style:column-width="5.08cm" style:rel-column-width="2880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ststyle-table-0.C1" style:family="table-cell">
      <style:table-cell-properties fo:background-color="transparent" fo:padding="0.097cm" fo:border="0.05pt solid #000000">
        <style:background-image/>
      </style:table-cell-properties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B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0.A3" style:family="table-cell">
      <style:table-cell-properties fo:padding="0.097cm" fo:border-left="0.05pt solid #000000" fo:border-right="none" fo:border-top="none" fo:border-bottom="0.05pt solid #000000"/>
    </style:style>
    <style:style style:name="rststyle-table-0.B3" style:family="table-cell">
      <style:table-cell-properties fo:padding="0.097cm" fo:border-left="0.05pt solid #000000" fo:border-right="none" fo:border-top="none" fo:border-bottom="0.05pt solid #000000"/>
    </style:style>
    <style:style style:name="rststyle-table-0.C3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header-rows>
          <table:table-row>
            <table:table-cell table:style-name="rststyle-table-0.A1" office:value-type="string">
              <text:p text:style-name="Table_20_Contents">Do not change the name of this table. <text:s/>rststyle-table-0 is the default style used by <text:s/>odf-odt writer.</text:p>
            </table:table-cell>
            <table:table-cell table:style-name="rststyle-table-0.B1" office:value-type="string">
              <text:p text:style-name="Table_20_Contents">Name all table styles with prefix “rststyle-table-”.</text:p>
            </table:table-cell>
            <table:table-cell table:style-name="rststyle-table-0.C1" office:value-type="string">
              <text:p text:style-name="Table_20_Contents"/>
            </table:table-cell>
          </table:table-row>
        </table:table-header-rows>
        <table:table-row>
          <table:table-cell table:style-name="rststyle-table-0.A2" office:value-type="string">
            <text:p text:style-name="Table_20_Contents"/>
          </table:table-cell>
          <table:table-cell table:style-name="rststyle-table-0.B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3" office:value-type="string">
            <text:p text:style-name="Table_20_Contents"/>
          </table:table-cell>
          <table:table-cell table:style-name="rststyle-table-0.B3" office:value-type="string">
            <text:p text:style-name="Table_20_Contents"/>
          </table:table-cell>
          <table:table-cell table:style-name="rststyle-table-0.C3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Georgia" svg:font-family="Georgia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fo:keep-with-next="always">
        <style:tab-stops/>
        <style:background-image/>
      </style:paragraph-properties>
      <style:text-properties style:font-name="Georgi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style:contextual-spacing="false" fo:keep-with-next="always"/>
      <style:text-properties style:font-name="Verdan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Verdana" fo:font-size="9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-14914.083cm" style:type="center"/>
          <style:tab-stop style:position="29824.16cm" style:type="right"/>
        </style:tab-stops>
        <style:background-image/>
      </style:paragraph-properties>
      <style:text-properties style:font-name="Verdana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#800000" text:number-lines="false" text:line-number="0">
        <style:background-image/>
      </style:paragraph-properties>
      <style:text-properties fo:color="#ffffff" fo:font-size="13pt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style:contextual-spacing="false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1.016cm" fo:margin-right="2.032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fo:font-size="10.5pt"/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style:contextual-spacing="false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style:contextual-spacing="false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style:contextual-spacing="false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margin-top="0cm" fo:margin-bottom="0cm" style:contextual-spacing="false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margin-top="0cm" fo:margin-bottom="0cm" style:contextual-spacing="false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margin-top="0cm" fo:margin-bottom="0cm" style:contextual-spacing="false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margin-top="0cm" fo:margin-bottom="0cm" style:contextual-spacing="false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margin-top="0cm" fo:margin-bottom="0cm" style:contextual-spacing="false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margin-top="0cm" fo:margin-bottom="0cm" style:contextual-spacing="false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margin-top="0cm" fo:margin-bottom="0cm" style:contextual-spacing="false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margin-top="0cm" fo:margin-bottom="0cm" style:contextual-spacing="false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margin-top="0cm" fo:margin-bottom="0cm" style:contextual-spacing="false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margin-top="0cm" fo:margin-bottom="0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kuhlman</meta:initial-creator>
    <meta:creation-date>2006-08-15T13:56:07</meta:creation-date>
    <dc:date>2012-11-13T16:41:03</dc:date>
    <meta:editing-cycles>111</meta:editing-cycles>
    <meta:editing-duration>P1DT11H31M20S</meta:editing-duration>
    <dc:creator>Joe MacDonald</dc:creator>
    <meta:document-statistic meta:table-count="2" meta:image-count="0" meta:object-count="0" meta:page-count="1" meta:paragraph-count="6" meta:word-count="55" meta:character-count="344" meta:non-whitespace-character-count="288"/>
    <meta:user-defined meta:name="Info 1"/>
    <meta:user-defined meta:name="Info 2"/>
    <meta:user-defined meta:name="Info 3"/>
    <meta:user-defined meta:name="Info 4"/>
  </office:meta>
</office:document-meta>
</file>